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ac1" officeooo:paragraph-rsid="000eba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ans: Significa</text:p>
      <text:p text:style-name="P1"/>
      <text:p text:style-name="P1">Both: Ambos o los d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23:08:21.037726247</meta:creation-date>
    <dc:date>2022-06-07T23:10:14.870410641</dc:date>
    <meta:editing-duration>PT1M5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7" meta:character-count="37" meta:non-whitespace-character-count="32"/>
  </office:meta>
</office:document-meta>
</file>